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1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281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903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Ben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Ben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Be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Ben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Ben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Ben’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6" office:value-type="float" office:value="2900000">
            <text:p>2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Ben’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6459000">
            <text:p>66,459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4" table:default-cell-style-name="ce26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6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7608500">
            <text:p>67,608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6"/>
        <table:table-column table:style-name="co1" table:number-columns-repeated="2" table:default-cell-style-name="ce1"/>
        <table:table-column table:style-name="co18" table:default-cell-style-name="ce1"/>
        <table:table-column table:style-name="co16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Jorda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6963000">
            <text:p>66,9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7135000">
            <text:p>107,135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Nick's Team" table:style-name="ta6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2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138000">
            <text:p>68,13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5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3527000">
            <text:p>63,52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6" table:formula="of:=SUM([.C1:.C22])" office:value-type="float" office:value="87517000">
            <text:p>87,51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27"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0564000">
            <text:p>60,56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1300000">
            <text:p>1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426000">
            <text:p>110,426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30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175000">
            <text:p>66,17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2761334">
            <text:p>102,761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2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Lucic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9682000">
            <text:p>59,68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8093000">
            <text:p>98,09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Evan''s Team'.A1:'Evan''s Team'.C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2014-11-10</text:date>, <text:time>20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1-10T20:20:18</dc:date>
    <dc:creator>Ben Miller</dc:creator>
    <meta:editing-duration>P15DT1H44M58S</meta:editing-duration>
    <meta:editing-cycles>37</meta:editing-cycles>
    <meta:document-statistic meta:table-count="10" meta:cell-count="2063" meta:object-count="0"/>
  </office:meta>
</office:document-meta>
</file>